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174e" officeooo:paragraph-rsid="000c174e"/>
    </style:style>
    <style:style style:name="P2" style:family="paragraph" style:parent-style-name="Standard">
      <style:text-properties fo:font-weight="bold" officeooo:rsid="000c174e" officeooo:paragraph-rsid="000c174e" style:font-weight-asian="bold" style:font-weight-complex="bold"/>
    </style:style>
    <style:style style:name="P3" style:family="paragraph" style:parent-style-name="Standard">
      <style:text-properties fo:font-weight="bold" officeooo:rsid="000d7de0" officeooo:paragraph-rsid="000d7d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eecf" officeooo:paragraph-rsid="001feecf" fo:background-color="transparent" style:font-weight-asian="bold" style:font-weight-complex="bold"/>
    </style:style>
    <style:style style:name="P5" style:family="paragraph" style:parent-style-name="Standard">
      <style:text-properties officeooo:rsid="0015f4a6" officeooo:paragraph-rsid="0015f4a6"/>
    </style:style>
    <style:style style:name="P6" style:family="paragraph" style:parent-style-name="Standard">
      <style:text-properties officeooo:rsid="0015f4a6" officeooo:paragraph-rsid="00192a02"/>
    </style:style>
    <style:style style:name="P7" style:family="paragraph" style:parent-style-name="Standard">
      <style:paragraph-properties fo:text-align="center" style:justify-single-word="false"/>
      <style:text-properties officeooo:rsid="0015f4a6" officeooo:paragraph-rsid="001c0f72"/>
    </style:style>
    <style:style style:name="P8" style:family="paragraph" style:parent-style-name="Standard">
      <style:paragraph-properties fo:text-align="center" style:justify-single-word="false"/>
      <style:text-properties officeooo:rsid="0015f4a6" officeooo:paragraph-rsid="001c0f72" fo:background-color="#ffff00"/>
    </style:style>
    <style:style style:name="P9" style:family="paragraph" style:parent-style-name="Standard">
      <style:paragraph-properties fo:break-before="page"/>
      <style:text-properties officeooo:rsid="0015f4a6" officeooo:paragraph-rsid="00192a0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5c6" style:font-weight-asian="normal" style:font-weight-complex="normal"/>
    </style:style>
    <style:style style:name="T3" style:family="text">
      <style:text-properties fo:font-weight="normal" officeooo:rsid="0010ac8d" style:font-weight-asian="normal" style:font-weight-complex="normal"/>
    </style:style>
    <style:style style:name="T4" style:family="text">
      <style:text-properties fo:font-weight="normal" officeooo:rsid="0012669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869f" style:font-weight-asian="bold" style:font-weight-complex="bold"/>
    </style:style>
    <style:style style:name="T7" style:family="text">
      <style:text-properties fo:font-weight="bold" officeooo:rsid="00192ba9" style:font-weight-asian="bold" style:font-weight-complex="bold"/>
    </style:style>
    <style:style style:name="T8" style:family="text">
      <style:text-properties officeooo:rsid="00192ba9"/>
    </style:style>
    <style:style style:name="T9" style:family="text">
      <style:text-properties officeooo:rsid="001a4f04"/>
    </style:style>
    <style:style style:name="T10" style:family="text">
      <style:text-properties officeooo:rsid="001a504b"/>
    </style:style>
    <style:style style:name="T11" style:family="text">
      <style:text-properties officeooo:rsid="001b7f07"/>
    </style:style>
    <style:style style:name="T12" style:family="text">
      <style:text-properties officeooo:rsid="001dbd1c"/>
    </style:style>
    <style:style style:name="T13" style:family="text">
      <style:text-properties officeooo:rsid="001f3101"/>
    </style:style>
    <style:style style:name="T14" style:family="text">
      <style:text-properties officeooo:rsid="001a504b" fo:background-color="#ffff00" loext:char-shading-value="0"/>
    </style:style>
    <style:style style:name="T15" style:family="text">
      <style:text-properties officeooo:rsid="001a504b"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a504b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goals</text:p>
      <text:p text:style-name="P1"><text:tab/></text:p>
      <text:p text:style-name="P1"><text:tab/>Fully self driving all-terrain rover that can supply power to additional equipment.</text:p>
      <text:p text:style-name="P1"/>
      <text:p text:style-name="P1"><text:tab/>Develop a functional mostly 3D-printable prototype.</text:p>
      <text:p text:style-name="P1"/>
      <text:p text:style-name="P1"><text:tab/>Run tests with the prototype to determine technical specifications.</text:p>
      <text:p text:style-name="P1"/>
      <text:p text:style-name="P1"/>
      <text:p text:style-name="P3">Personal goals</text:p>
      <text:p text:style-name="P3"/>
      <text:p text:style-name="P3"><text:tab/><text:span text:style-name="T1">See if I am able to pull it of and how long it takes.</text:span></text:p>
      <text:p text:style-name="P3"><text:span text:style-name="T1"/></text:p>
      <text:p text:style-name="P3"><text:span text:style-name="T1"><text:tab/>See if I can keep the cost low enough for other people to build the rover themselves.</text:span></text:p>
      <text:p text:style-name="P3"><text:span text:style-name="T1"/></text:p>
      <text:p text:style-name="P3"><text:span text:style-name="T1"><text:tab/></text:span><text:span text:style-name="T2">Use the rover if </text:span><text:span text:style-name="T3">the project is </text:span><text:span text:style-name="T2">successful to mount a robotic arm on </text:span><text:span text:style-name="T4">top of </text:span><text:span text:style-name="T2">it.</text:span></text:p>
      <text:p text:style-name="P1"/>
      <text:p text:style-name="P5"><text:line-break/></text:p>
      <text:p text:style-name="P9"><text:span text:style-name="T5">Parts </text:span><text:span text:style-name="T6">O</text:span><text:span text:style-name="T5">rder</text:span><text:span text:style-name="T6">ing</text:span><text:span text:style-name="T5"> </text:span><text:span text:style-name="T6">L</text:span><text:span text:style-name="T5">ist</text:span></text:p>
      <text:p text:style-name="P6"/>
      <text:p text:style-name="P6"><text:tab/><text:span text:style-name="T8">see </text:span><text:span text:style-name="T9">the file </text:span><text:span text:style-name="T7">OrderingList.xlsx</text:span><text:span text:style-name="T8"> </text:span><text:span text:style-name="T10">for more information.<text:line-break/></text:span></text:p>
      <text:p text:style-name="P7"><text:tab/><text:span text:style-name="T15">All parts are available in switzerland. </text:span></text:p>
      <text:p text:style-name="P8"><text:span text:style-name="T17"><text:tab/></text:span><text:span text:style-name="T10">If you’re outside of switzerland </text:span><text:span text:style-name="T11">and can’t find the parts </text:span><text:span text:style-name="T10">contact me.</text:span></text:p>
      <text:p text:style-name="P8"><text:span text:style-name="T16"><text:tab/></text:span><text:span text:style-name="T12">If the parts are unavailable for some other reason contact me </text:span><text:span text:style-name="T13">or the seller</text:span><text:span text:style-name="T12">.</text:span></text:p>
      <text:p text:style-name="P8"/>
      <text:p text:style-name="P8"/>
      <text:p text:style-name="P8"/>
      <text:p text:style-name="P4">Mechanical Drawings</text:p>
      <text:p text:style-name="P4"/>
      <text:p text:style-name="P4"><text:tab/><text:span text:style-name="T1">Open the </text:span>Mechanical Drawings<text:span text:style-name="T1"> folder.</text:span></text:p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6T07:19:30.470754671</meta:creation-date>
    <dc:date>2021-12-26T07:29:50.081962798</dc:date>
    <meta:editing-duration>PT10M9S</meta:editing-duration>
    <meta:editing-cycles>20</meta:editing-cycles>
    <meta:generator>LibreOffice/7.1.8.1$Linux_X86_64 LibreOffice_project/10$Build-1</meta:generator>
    <meta:document-statistic meta:table-count="0" meta:image-count="0" meta:object-count="0" meta:page-count="2" meta:paragraph-count="18" meta:word-count="128" meta:character-count="771" meta:non-whitespace-character-count="642"/>
  </office:meta>
</office:document-meta>
</file>